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78" calcext:value-type="float">
            <text:p>47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530" calcext:value-type="float">
            <text:p>153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60" calcext:value-type="float">
            <text:p>2760</text:p>
          </table:table-cell>
          <table:table-cell table:formula="of:=SUM([.C2:.C426])" office:value-type="float" office:value="6018" calcext:value-type="float">
            <text:p>6018</text:p>
          </table:table-cell>
          <table:table-cell table:formula="of:=SUM([.D2:.D426])" office:value-type="float" office:value="2152" calcext:value-type="float">
            <text:p>2152</text:p>
          </table:table-cell>
          <table:table-cell table:formula="of:=SUM([.E2:.E426])" office:value-type="float" office:value="0" calcext:value-type="float">
            <text:p>0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0491" calcext:value-type="float">
            <text:p>10491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55" calcext:value-type="float">
            <text:p>2355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77499761548978" calcext:value-type="percentage">
            <text:p>8.77%</text:p>
          </table:table-cell>
          <table:table-cell table:style-name="ce1" table:formula="of:=[.C427]/[.$J427]" office:value-type="percentage" office:value="0.191333100181223" calcext:value-type="percentage">
            <text:p>19.13%</text:p>
          </table:table-cell>
          <table:table-cell table:style-name="ce1" table:formula="of:=[.D427]/[.$J427]" office:value-type="percentage" office:value="0.0684195466251232" calcext:value-type="percentage">
            <text:p>6.84%</text:p>
          </table:table-cell>
          <table:table-cell table:style-name="ce1" table:formula="of:=[.E427]/[.$J427]" office:value-type="percentage" office:value="0" calcext:value-type="percentage">
            <text:p>0.00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33545289797476" calcext:value-type="percentage">
            <text:p>33.35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48736209582552" calcext:value-type="percentage">
            <text:p>7.49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9T16:16:53.057161296</dc:date>
    <meta:editing-duration>PT55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